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T3" style:parent-style-name="Policepardéfaut" style:family="text">
      <style:text-properties style:font-name="Wingdings" style:font-name-asian="Wingdings" style:font-name-complex="Wingdings"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font-weight="bold" style:font-weight-asian="bold" style:font-weight-complex="bold"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font-weight="bold" style:font-weight-asian="bold" style:font-weight-complex="bold"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font-weight="bold" style:font-weight-asian="bold" style:font-weight-complex="bold"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font-weight="bold" style:font-weight-asian="bold" style:font-weight-complex="bold" fo:language="en" fo:country="GB"/>
    </style:style>
    <style:style style:name="T16" style:parent-style-name="Policepardéfaut" style:family="text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font-weight="bold" style:font-weight-asian="bold" style:font-weight-complex="bold"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Paragraphedeliste" style:list-style-name="LFO2" style:family="paragraph">
      <style:text-properties fo:language="en" fo:country="GB"/>
    </style:style>
    <style:style style:name="P22" style:parent-style-name="Paragraphedeliste" style:list-style-name="LFO2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Paragraphedeliste" style:list-style-name="LFO2" style:family="paragraph">
      <style:text-properties fo:language="en" fo:country="GB"/>
    </style:style>
    <style:style style:name="P25" style:parent-style-name="Paragraphedeliste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Paragraphedeliste" style:list-style-name="LFO3" style:family="paragraph">
      <style:text-properties fo:language="en" fo:country="GB"/>
    </style:style>
    <style:style style:name="P30" style:parent-style-name="Paragraphedeliste" style:list-style-name="LFO3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T34" style:parent-style-name="Policepardéfaut" style:family="text"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The goal of HF is to consider the human factor when designing a system<text:s/></text:span><text:span text:style-name="T3"></text:span><text:span text:style-name="T4"><text:s/>the end goal being to minimize errors! To do so, knowledge about humans is fundamental</text:span><text:span text:style-name="T5">!</text:span></text:p>
        </text:list-item>
        <text:list-item>
          <text:p text:style-name="P6">There are different levels of automation in a system, ranging from a system that offers no assistance, to a system that takes every decision and action alone while ignoring the human.</text:p>
        </text:list-item>
      </text:list>
      <text:p text:style-name="P7"/>
      <text:p text:style-name="Normal"><text:span text:style-name="T8">There are many sub-disciplines examples of HF:<text:s/></text:span><text:span text:style-name="T9">Environmental factors</text:span><text:span text:style-name="T10"><text:s/>(noise, lighting),<text:s/></text:span><text:span text:style-name="T11">Health and safety</text:span><text:span text:style-name="T12"><text:s/>(stress),<text:s/></text:span><text:span text:style-name="T13">Task Factor</text:span><text:span text:style-name="T14"><text:s/>(easiness),<text:s/></text:span><text:span text:style-name="T15">Constraints</text:span><text:span text:style-name="T16"><text:s/>(cost)</text:span></text:p>
      <text:p text:style-name="P17"/>
      <text:p text:style-name="Normal"><text:span text:style-name="T18">First, we need to create a list of which tasks machines and humans excel at. This is the<text:s/></text:span><text:span text:style-name="T19">HABA-MABA</text:span><text:span text:style-name="T20"><text:s/>list</text:span></text:p>
      <text:list text:style-name="LFO2" text:continue-numbering="true">
        <text:list-item>
          <text:p text:style-name="P21">Humans are better at perceiving small visual details, ability to store large amounts of information for long periods of time, ability to reason inductively, ability to exercise judgement, improvising</text:p>
        </text:list-item>
        <text:list-item>
          <text:p text:style-name="P22">Machines are better are repetition, multitask, reason deductively, at being precise</text:p>
        </text:list-item>
      </text:list>
      <text:p text:style-name="P23">We can also ask ourselves what humans are bad at, maybe tasks that rely on this type of abilities should have “automation priority”</text:p>
      <text:list text:style-name="LFO2" text:continue-numbering="true">
        <text:list-item>
          <text:p text:style-name="P24">Lack of reliability, difficulty with details, short term memory, not systematic, bad at optimizing</text:p>
        </text:list-item>
      </text:list>
      <text:p text:style-name="P25"/>
      <text:p text:style-name="P26">When designing<text:s/>systems,<text:s/>we should<text:s/>consider<text:s/>every human, for example, videogames always have a colourblind mode, so that colourblind people don’t have issues playing</text:p>
      <text:p text:style-name="P27"/>
      <text:p text:style-name="P28">Humans<text:s/>have<text:s/>2 cognitive systems<text:s/>or<text:s/>2<text:s/>ways<text:s/>of thinking,<text:s/>they are:</text:p>
      <text:list text:style-name="LFO3" text:continue-numbering="true">
        <text:list-item>
          <text:p text:style-name="P29">Fast instinctive and emotional</text:p>
        </text:list-item>
        <text:list-item>
          <text:p text:style-name="P30">Slower more deliberative and more logical</text:p>
        </text:list-item>
      </text:list>
      <text:p text:style-name="P31">This basically means, that our “reflex” or fast answer is very likely wrong, because not much thinking went into giving an answer</text:p>
      <text:p text:style-name="P32">These cognitive systems are also very biased, every decision every human takes is biased on that same human’s past experiences.</text:p>
      <text:p text:style-name="P33"/>
      <text:p text:style-name="Normal"><text:span text:style-name="T34">When designing systems, we always need to think which tasks can be automated, and of these tasks, which ones should be automat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3-09T10:09:00Z</meta:creation-date>
    <dc:date>2022-03-09T12:13:00Z</dc:date>
    <meta:template xlink:href="Normal" xlink:type="simple"/>
    <meta:editing-cycles>1</meta:editing-cycles>
    <meta:editing-duration>PT7440S</meta:editing-duration>
    <meta:document-statistic meta:page-count="1" meta:paragraph-count="3" meta:word-count="271" meta:character-count="1815" meta:row-count="12" meta:non-whitespace-character-count="1547"/>
  </office:meta>
</office:document-meta>
</file>